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21.1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2.9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3" table:number-columns-repeated="5" table:default-cell-style-name="ce8"/>
        <table:table-column table:style-name="co1" table:number-columns-repeated="248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採購表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年<text:span text:style-name="T1">   </text:span><text:span text:style-name="T2">月</text:span><text:span text:style-name="T3">   </text:span><text:span text:style-name="T2">日</text:span>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時間</text:p>
          </table:table-cell>
          <table:table-cell table:style-name="ce11" office:value-type="string" calcext:value-type="string" table:number-columns-spanned="1" table:number-rows-spanned="2">
            <text:p>貨名</text:p>
          </table:table-cell>
          <table:table-cell table:style-name="ce15" office:value-type="string" calcext:value-type="string" table:number-columns-spanned="2" table:number-rows-spanned="2">
            <text:p>地區</text:p>
          </table:table-cell>
          <table:covered-table-cell table:style-name="ce18"/>
          <table:table-cell table:style-name="ce11" office:value-type="string" calcext:value-type="string" table:number-columns-spanned="1" table:number-rows-spanned="2">
            <text:p>廠商</text:p>
          </table:table-cell>
          <table:table-cell table:style-name="ce11" office:value-type="string" calcext:value-type="string" table:number-columns-spanned="1" table:number-rows-spanned="2">
            <text:p>洽談者</text:p>
          </table:table-cell>
          <table:table-cell table:style-name="ce24" office:value-type="string" calcext:value-type="string" table:number-columns-spanned="3" table:number-rows-spanned="1">
            <text:p>實際</text:p>
          </table:table-cell>
          <table:covered-table-cell table:style-name="ce27"/>
          <table:covered-table-cell table:style-name="ce31"/>
          <table:table-cell table:style-name="ce34" table:number-columns-repeated="1015"/>
        </table:table-row>
        <table:table-row table:style-name="ro3">
          <table:covered-table-cell table:style-name="ce4"/>
          <table:covered-table-cell table:style-name="ce12"/>
          <table:covered-table-cell table:style-name="ce16"/>
          <table:covered-table-cell table:style-name="ce19"/>
          <table:covered-table-cell table:number-columns-repeated="2" table:style-name="ce12"/>
          <table:table-cell table:style-name="ce25" office:value-type="string" calcext:value-type="string">
            <text:p>訂購</text:p>
          </table:table-cell>
          <table:table-cell table:style-name="ce28" office:value-type="string" calcext:value-type="string">
            <text:p>進貨</text:p>
          </table:table-cell>
          <table:table-cell table:style-name="ce32" office:value-type="string" calcext:value-type="string">
            <text:p>付<text:span text:style-name="T4">    </text:span><text:span text:style-name="T5">款</text:span></text:p>
          </table:table-cell>
          <table:table-cell table:style-name="ce34"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 table:number-rows-repeated="3">
          <table:table-cell table:style-name="ce5"/>
          <table:table-cell table:style-name="ce13"/>
          <table:table-cell table:style-name="ce17"/>
          <table: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4">
          <table:table-cell table:style-name="ce6" office:value-type="string" calcext:value-type="string">
            <text:p>今<text:span text:style-name="T4"> </text:span><text:span text:style-name="T5">日</text:span><text:span text:style-name="T6"> </text:span><text:span text:style-name="T5">意</text:span><text:span text:style-name="T6"> </text:span><text:span text:style-name="T5">見</text:span>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>
            <text:p>廠<text:span text:style-name="T4"> </text:span><text:span text:style-name="T5">商</text:span><text:span text:style-name="T6"> </text:span><text:span text:style-name="T5">意</text:span><text:span text:style-name="T6"> </text:span><text:span text:style-name="T5">見</text:span></text:p>
          </table:table-cell>
          <table:table-cell table:style-name="ce22" table:number-columns-spanned="2" table:number-rows-spanned="1"/>
          <table:covered-table-cell table:style-name="ce22"/>
          <table:table-cell table:style-name="ce26" office:value-type="string" calcext:value-type="string">
            <text:p>明<text:span text:style-name="T4"> </text:span><text:span text:style-name="T5">日</text:span><text:span text:style-name="T6"> </text:span><text:span text:style-name="T5">約</text:span><text:span text:style-name="T6"> </text:span><text:span text:style-name="T5">定</text:span>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5">
          <table:table-cell table:style-name="ce7" table:number-columns-repeated="9"/>
          <table:table-cell table:number-columns-repeated="1015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7:34</meta:creation-date>
    <dc:creator>Joyce</dc:creator>
    <dc:date>2004-04-14T11:20:55</dc:date>
    <meta:print-date>2004-04-14T11:20:35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